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512 Samples</text:p>
          </table:table-cell>
          <table:table-cell table:style-name="ce1" office:value-type="string">
            <text:p>1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C8]/[.B8]" office:value-type="float" office:value="0.5">
            <text:p>0,5</text:p>
          </table:table-cell>
          <table:table-cell table:formula="of:=[.D8]/[.B8]" office:value-type="float" office:value="0.5">
            <text:p>0,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C9]/[.B9]" office:value-type="float" office:value="0.4">
            <text:p>0,4</text:p>
          </table:table-cell>
          <table:table-cell table:formula="of:=[.D9]/[.B9]" office:value-type="float" office:value="0.4">
            <text:p>0,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C10]/[.B10]" office:value-type="float" office:value="0.5">
            <text:p>0,5</text:p>
          </table:table-cell>
          <table:table-cell table:formula="of:=[.D10]/[.B10]" office:value-type="float" office:value="0.5">
            <text:p>0,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formula="of:=[.C11]/[.B11]" office:value-type="float" office:value="0.428571428571429">
            <text:p>0,43</text:p>
          </table:table-cell>
          <table:table-cell table:formula="of:=[.D11]/[.B11]" office:value-type="float" office:value="0.428571428571429">
            <text:p>0,4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2]/[.B12]" office:value-type="float" office:value="0.375">
            <text:p>0,38</text:p>
          </table:table-cell>
          <table:table-cell table:formula="of:=[.D12]/[.B12]" office:value-type="float" office:value="0.5">
            <text:p>0,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table:formula="of:=[.C13]/[.B13]" office:value-type="float" office:value="0.444444444444444">
            <text:p>0,44</text:p>
          </table:table-cell>
          <table:table-cell table:formula="of:=[.D13]/[.B13]" office:value-type="float" office:value="0.444444444444444">
            <text:p>0,4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formula="of:=[.C14]/[.B14]" office:value-type="float" office:value="0.4">
            <text:p>0,4</text:p>
          </table:table-cell>
          <table:table-cell table:formula="of:=[.D14]/[.B14]" office:value-type="float" office:value="0.4">
            <text:p>0,4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table:formula="of:=[.C15]/[.B15]" office:value-type="float" office:value="0.454545454545455">
            <text:p>0,45</text:p>
          </table:table-cell>
          <table:table-cell table:formula="of:=[.D15]/[.B15]" office:value-type="float" office:value="0.454545454545455">
            <text:p>0,45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formula="of:=[.C16]/[.B16]" office:value-type="float" office:value="0.416666666666667">
            <text:p>0,42</text:p>
          </table:table-cell>
          <table:table-cell table:formula="of:=[.D16]/[.B16]" office:value-type="float" office:value="0.416666666666667">
            <text:p>0,42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6">
            <text:p>6</text:p>
          </table:table-cell>
          <table:table-cell table:formula="of:=[.C17]/[.B17]" office:value-type="float" office:value="0.461538461538462">
            <text:p>0,46</text:p>
          </table:table-cell>
          <table:table-cell table:formula="of:=[.D17]/[.B17]" office:value-type="float" office:value="0.461538461538462">
            <text:p>0,46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6">
            <text:p>6</text:p>
          </table:table-cell>
          <table:table-cell table:formula="of:=[.C18]/[.B18]" office:value-type="float" office:value="0.428571428571429">
            <text:p>0,43</text:p>
          </table:table-cell>
          <table:table-cell table:formula="of:=[.D18]/[.B18]" office:value-type="float" office:value="0.428571428571429">
            <text:p>0,43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19]/[.B19]" office:value-type="float" office:value="0.4">
            <text:p>0,4</text:p>
          </table:table-cell>
          <table:table-cell table:formula="of:=[.D19]/[.B19]" office:value-type="float" office:value="0.466666666666667">
            <text:p>0,4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formula="of:=[.C20]/[.B20]" office:value-type="float" office:value="0.4375">
            <text:p>0,44</text:p>
          </table:table-cell>
          <table:table-cell table:formula="of:=[.D20]/[.B20]" office:value-type="float" office:value="0.4375">
            <text:p>0,44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21]/[.B21]" office:value-type="float" office:value="0.411764705882353">
            <text:p>0,41</text:p>
          </table:table-cell>
          <table:table-cell table:formula="of:=[.D21]/[.B21]" office:value-type="float" office:value="0.470588235294118">
            <text:p>0,47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8">
            <text:p>8</text:p>
          </table:table-cell>
          <table:table-cell table:formula="of:=[.C22]/[.B22]" office:value-type="float" office:value="0.444444444444444">
            <text:p>0,44</text:p>
          </table:table-cell>
          <table:table-cell table:formula="of:=[.D22]/[.B22]" office:value-type="float" office:value="0.444444444444444">
            <text:p>0,44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23]/[.B23]" office:value-type="float" office:value="0.421052631578947">
            <text:p>0,42</text:p>
          </table:table-cell>
          <table:table-cell table:formula="of:=[.D23]/[.B23]" office:value-type="float" office:value="0.473684210526316">
            <text:p>0,47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9">
            <text:p>9</text:p>
          </table:table-cell>
          <table:table-cell table:formula="of:=[.C24]/[.B24]" office:value-type="float" office:value="0.45">
            <text:p>0,45</text:p>
          </table:table-cell>
          <table:table-cell table:formula="of:=[.D24]/[.B24]" office:value-type="float" office:value="0.45">
            <text:p>0,4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9">
            <text:p>9</text:p>
          </table:table-cell>
          <table:table-cell table:formula="of:=[.C25]/[.B25]" office:value-type="float" office:value="0.428571428571429">
            <text:p>0,43</text:p>
          </table:table-cell>
          <table:table-cell table:formula="of:=[.D25]/[.B25]" office:value-type="float" office:value="0.428571428571429">
            <text:p>0,43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26]/[.B26]" office:value-type="float" office:value="0.409090909090909">
            <text:p>0,41</text:p>
          </table:table-cell>
          <table:table-cell table:formula="of:=[.D26]/[.B26]" office:value-type="float" office:value="0.454545454545455">
            <text:p>0,4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table:formula="of:=[.C27]/[.B27]" office:value-type="float" office:value="0.434782608695652">
            <text:p>0,43</text:p>
          </table:table-cell>
          <table:table-cell table:formula="of:=[.D27]/[.B27]" office:value-type="float" office:value="0.434782608695652">
            <text:p>0,43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28]/[.B28]" office:value-type="float" office:value="0.416666666666667">
            <text:p>0,42</text:p>
          </table:table-cell>
          <table:table-cell table:formula="of:=[.D28]/[.B28]" office:value-type="float" office:value="0.458333333333333">
            <text:p>0,4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1">
            <text:p>11</text:p>
          </table:table-cell>
          <table:table-cell table:formula="of:=[.C29]/[.B29]" office:value-type="float" office:value="0.44">
            <text:p>0,44</text:p>
          </table:table-cell>
          <table:table-cell table:formula="of:=[.D29]/[.B29]" office:value-type="float" office:value="0.44">
            <text:p>0,4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30]/[.B30]" office:value-type="float" office:value="0.423076923076923">
            <text:p>0,42</text:p>
          </table:table-cell>
          <table:table-cell table:formula="of:=[.D30]/[.B30]" office:value-type="float" office:value="0.461538461538462">
            <text:p>0,46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2">
            <text:p>12</text:p>
          </table:table-cell>
          <table:table-cell table:formula="of:=[.C31]/[.B31]" office:value-type="float" office:value="0.444444444444444">
            <text:p>0,44</text:p>
          </table:table-cell>
          <table:table-cell table:formula="of:=[.D31]/[.B31]" office:value-type="float" office:value="0.444444444444444">
            <text:p>0,4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32]/[.B32]" office:value-type="float" office:value="0.428571428571429">
            <text:p>0,43</text:p>
          </table:table-cell>
          <table:table-cell table:formula="of:=[.D32]/[.B32]" office:value-type="float" office:value="0.464285714285714">
            <text:p>0,46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33]/[.B33]" office:value-type="float" office:value="0.413793103448276">
            <text:p>0,41</text:p>
          </table:table-cell>
          <table:table-cell table:formula="of:=[.D33]/[.B33]" office:value-type="float" office:value="0.448275862068966">
            <text:p>0,45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34]/[.B34]" office:value-type="float" office:value="0.433333333333333">
            <text:p>0,43</text:p>
          </table:table-cell>
          <table:table-cell table:formula="of:=[.D34]/[.B34]" office:value-type="float" office:value="0.466666666666667">
            <text:p>0,4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35]/[.B35]" office:value-type="float" office:value="0.419354838709677">
            <text:p>0,42</text:p>
          </table:table-cell>
          <table:table-cell table:formula="of:=[.D35]/[.B35]" office:value-type="float" office:value="0.451612903225806">
            <text:p>0,45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4">
            <text:p>14</text:p>
          </table:table-cell>
          <table:table-cell table:formula="of:=[.C36]/[.B36]" office:value-type="float" office:value="0.4375">
            <text:p>0,44</text:p>
          </table:table-cell>
          <table:table-cell table:formula="of:=[.D36]/[.B36]" office:value-type="float" office:value="0.4375">
            <text:p>0,44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37]/[.B37]" office:value-type="float" office:value="0.424242424242424">
            <text:p>0,42</text:p>
          </table:table-cell>
          <table:table-cell table:formula="of:=[.D37]/[.B37]" office:value-type="float" office:value="0.454545454545455">
            <text:p>0,45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5">
            <text:p>15</text:p>
          </table:table-cell>
          <table:table-cell table:formula="of:=[.C38]/[.B38]" office:value-type="float" office:value="0.441176470588235">
            <text:p>0,44</text:p>
          </table:table-cell>
          <table:table-cell table:formula="of:=[.D38]/[.B38]" office:value-type="float" office:value="0.441176470588235">
            <text:p>0,44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39]/[.B39]" office:value-type="float" office:value="0.428571428571429">
            <text:p>0,43</text:p>
          </table:table-cell>
          <table:table-cell table:formula="of:=[.D39]/[.B39]" office:value-type="float" office:value="0.457142857142857">
            <text:p>0,46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40]/[.B40]" office:value-type="float" office:value="0.416666666666667">
            <text:p>0,42</text:p>
          </table:table-cell>
          <table:table-cell table:formula="of:=[.D40]/[.B40]" office:value-type="float" office:value="0.444444444444444">
            <text:p>0,44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41]/[.B41]" office:value-type="float" office:value="0.432432432432432">
            <text:p>0,43</text:p>
          </table:table-cell>
          <table:table-cell table:formula="of:=[.D41]/[.B41]" office:value-type="float" office:value="0.45945945945946">
            <text:p>0,46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42]/[.B42]" office:value-type="float" office:value="0.421052631578947">
            <text:p>0,42</text:p>
          </table:table-cell>
          <table:table-cell table:formula="of:=[.D42]/[.B42]" office:value-type="float" office:value="0.447368421052632">
            <text:p>0,45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43]/[.B43]" office:value-type="float" office:value="0.435897435897436">
            <text:p>0,44</text:p>
          </table:table-cell>
          <table:table-cell table:formula="of:=[.D43]/[.B43]" office:value-type="float" office:value="0.461538461538462">
            <text:p>0,46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44]/[.B44]" office:value-type="float" office:value="0.425">
            <text:p>0,43</text:p>
          </table:table-cell>
          <table:table-cell table:formula="of:=[.D44]/[.B44]" office:value-type="float" office:value="0.45">
            <text:p>0,4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8">
            <text:p>18</text:p>
          </table:table-cell>
          <table:table-cell table:formula="of:=[.C45]/[.B45]" office:value-type="float" office:value="0.439024390243902">
            <text:p>0,44</text:p>
          </table:table-cell>
          <table:table-cell table:formula="of:=[.D45]/[.B45]" office:value-type="float" office:value="0.439024390243902">
            <text:p>0,44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46]/[.B46]" office:value-type="float" office:value="0.428571428571429">
            <text:p>0,43</text:p>
          </table:table-cell>
          <table:table-cell table:formula="of:=[.D46]/[.B46]" office:value-type="float" office:value="0.452380952380952">
            <text:p>0,45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47]/[.B47]" office:value-type="float" office:value="0.418604651162791">
            <text:p>0,42</text:p>
          </table:table-cell>
          <table:table-cell table:formula="of:=[.D47]/[.B47]" office:value-type="float" office:value="0.441860465116279">
            <text:p>0,44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C48]/[.B48]" office:value-type="float" office:value="0.431818181818182">
            <text:p>0,43</text:p>
          </table:table-cell>
          <table:table-cell table:formula="of:=[.D48]/[.B48]" office:value-type="float" office:value="0.454545454545455">
            <text:p>0,4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C49]/[.B49]" office:value-type="float" office:value="0.422222222222222">
            <text:p>0,42</text:p>
          </table:table-cell>
          <table:table-cell table:formula="of:=[.D49]/[.B49]" office:value-type="float" office:value="0.444444444444444">
            <text:p>0,44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C50]/[.B50]" office:value-type="float" office:value="0.434782608695652">
            <text:p>0,43</text:p>
          </table:table-cell>
          <table:table-cell table:formula="of:=[.D50]/[.B50]" office:value-type="float" office:value="0.456521739130435">
            <text:p>0,46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C51]/[.B51]" office:value-type="float" office:value="0.425531914893617">
            <text:p>0,43</text:p>
          </table:table-cell>
          <table:table-cell table:formula="of:=[.D51]/[.B51]" office:value-type="float" office:value="0.446808510638298">
            <text:p>0,45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52]/[.B52]" office:value-type="float" office:value="0.4375">
            <text:p>0,44</text:p>
          </table:table-cell>
          <table:table-cell table:formula="of:=[.D52]/[.B52]" office:value-type="float" office:value="0.458333333333333">
            <text:p>0,46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53]/[.B53]" office:value-type="float" office:value="0.428571428571429">
            <text:p>0,43</text:p>
          </table:table-cell>
          <table:table-cell table:formula="of:=[.D53]/[.B53]" office:value-type="float" office:value="0.448979591836735">
            <text:p>0,45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C54]/[.B54]" office:value-type="float" office:value="0.42">
            <text:p>0,42</text:p>
          </table:table-cell>
          <table:table-cell table:formula="of:=[.D54]/[.B54]" office:value-type="float" office:value="0.46">
            <text:p>0,46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C55]/[.B55]" office:value-type="float" office:value="0.431372549019608">
            <text:p>0,43</text:p>
          </table:table-cell>
          <table:table-cell table:formula="of:=[.D55]/[.B55]" office:value-type="float" office:value="0.450980392156863">
            <text:p>0,45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C56]/[.B56]" office:value-type="float" office:value="0.423076923076923">
            <text:p>0,42</text:p>
          </table:table-cell>
          <table:table-cell table:formula="of:=[.D56]/[.B56]" office:value-type="float" office:value="0.442307692307692">
            <text:p>0,44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C57]/[.B57]" office:value-type="float" office:value="0.433962264150943">
            <text:p>0,43</text:p>
          </table:table-cell>
          <table:table-cell table:formula="of:=[.D57]/[.B57]" office:value-type="float" office:value="0.452830188679245">
            <text:p>0,45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C58]/[.B58]" office:value-type="float" office:value="0.425925925925926">
            <text:p>0,43</text:p>
          </table:table-cell>
          <table:table-cell table:formula="of:=[.D58]/[.B58]" office:value-type="float" office:value="0.444444444444444">
            <text:p>0,44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[.C59]/[.B59]" office:value-type="float" office:value="0.436363636363636">
            <text:p>0,44</text:p>
          </table:table-cell>
          <table:table-cell table:formula="of:=[.D59]/[.B59]" office:value-type="float" office:value="0.454545454545455">
            <text:p>0,45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[.C60]/[.B60]" office:value-type="float" office:value="0.428571428571429">
            <text:p>0,43</text:p>
          </table:table-cell>
          <table:table-cell table:formula="of:=[.D60]/[.B60]" office:value-type="float" office:value="0.446428571428571">
            <text:p>0,45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.C61]/[.B61]" office:value-type="float" office:value="0.421052631578947">
            <text:p>0,42</text:p>
          </table:table-cell>
          <table:table-cell table:formula="of:=[.D61]/[.B61]" office:value-type="float" office:value="0.456140350877193">
            <text:p>0,46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C62]/[.B62]" office:value-type="float" office:value="0.431034482758621">
            <text:p>0,43</text:p>
          </table:table-cell>
          <table:table-cell table:formula="of:=[.D62]/[.B62]" office:value-type="float" office:value="0.448275862068966">
            <text:p>0,45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C63]/[.B63]" office:value-type="float" office:value="0.423728813559322">
            <text:p>0,42</text:p>
          </table:table-cell>
          <table:table-cell table:formula="of:=[.D63]/[.B63]" office:value-type="float" office:value="0.457627118644068">
            <text:p>0,46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[.C64]/[.B64]" office:value-type="float" office:value="0.433333333333333">
            <text:p>0,43</text:p>
          </table:table-cell>
          <table:table-cell table:formula="of:=[.D64]/[.B64]" office:value-type="float" office:value="0.45">
            <text:p>0,45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[.C65]/[.B65]" office:value-type="float" office:value="0.426229508196721">
            <text:p>0,43</text:p>
          </table:table-cell>
          <table:table-cell table:formula="of:=[.D65]/[.B65]" office:value-type="float" office:value="0.442622950819672">
            <text:p>0,44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[.C66]/[.B66]" office:value-type="float" office:value="0.435483870967742">
            <text:p>0,44</text:p>
          </table:table-cell>
          <table:table-cell table:formula="of:=[.D66]/[.B66]" office:value-type="float" office:value="0.451612903225806">
            <text:p>0,45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[.C67]/[.B67]" office:value-type="float" office:value="0.428571428571429">
            <text:p>0,43</text:p>
          </table:table-cell>
          <table:table-cell table:formula="of:=[.D67]/[.B67]" office:value-type="float" office:value="0.444444444444444">
            <text:p>0,44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C68]/[.B68]" office:value-type="float" office:value="0.421875">
            <text:p>0,42</text:p>
          </table:table-cell>
          <table:table-cell table:formula="of:=[.D68]/[.B68]" office:value-type="float" office:value="0.453125">
            <text:p>0,45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[.C69]/[.B69]" office:value-type="float" office:value="0.430769230769231">
            <text:p>0,43</text:p>
          </table:table-cell>
          <table:table-cell table:formula="of:=[.D69]/[.B69]" office:value-type="float" office:value="0.446153846153846">
            <text:p>0,45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C70]/[.B70]" office:value-type="float" office:value="0.424242424242424">
            <text:p>0,42</text:p>
          </table:table-cell>
          <table:table-cell table:formula="of:=[.D70]/[.B70]" office:value-type="float" office:value="0.454545454545455">
            <text:p>0,45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formula="of:=[.C71]/[.B71]" office:value-type="float" office:value="0.432835820895522">
            <text:p>0,43</text:p>
          </table:table-cell>
          <table:table-cell table:formula="of:=[.D71]/[.B71]" office:value-type="float" office:value="0.447761194029851">
            <text:p>0,45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formula="of:=[.C72]/[.B72]" office:value-type="float" office:value="0.426470588235294">
            <text:p>0,43</text:p>
          </table:table-cell>
          <table:table-cell table:formula="of:=[.D72]/[.B72]" office:value-type="float" office:value="0.455882352941176">
            <text:p>0,46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[.C73]/[.B73]" office:value-type="float" office:value="0.434782608695652">
            <text:p>0,43</text:p>
          </table:table-cell>
          <table:table-cell table:formula="of:=[.D73]/[.B73]" office:value-type="float" office:value="0.449275362318841">
            <text:p>0,45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[.C74]/[.B74]" office:value-type="float" office:value="0.428571428571429">
            <text:p>0,43</text:p>
          </table:table-cell>
          <table:table-cell table:formula="of:=[.D74]/[.B74]" office:value-type="float" office:value="0.457142857142857">
            <text:p>0,46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[.C75]/[.B75]" office:value-type="float" office:value="0.422535211267606">
            <text:p>0,42</text:p>
          </table:table-cell>
          <table:table-cell table:formula="of:=[.D75]/[.B75]" office:value-type="float" office:value="0.450704225352113">
            <text:p>0,45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[.C76]/[.B76]" office:value-type="float" office:value="0.430555555555556">
            <text:p>0,43</text:p>
          </table:table-cell>
          <table:table-cell table:formula="of:=[.D76]/[.B76]" office:value-type="float" office:value="0.444444444444444">
            <text:p>0,44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formula="of:=[.C77]/[.B77]" office:value-type="float" office:value="0.424657534246575">
            <text:p>0,42</text:p>
          </table:table-cell>
          <table:table-cell table:formula="of:=[.D77]/[.B77]" office:value-type="float" office:value="0.452054794520548">
            <text:p>0,45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[.C78]/[.B78]" office:value-type="float" office:value="0.432432432432432">
            <text:p>0,43</text:p>
          </table:table-cell>
          <table:table-cell table:formula="of:=[.D78]/[.B78]" office:value-type="float" office:value="0.445945945945946">
            <text:p>0,45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[.C79]/[.B79]" office:value-type="float" office:value="0.426666666666667">
            <text:p>0,43</text:p>
          </table:table-cell>
          <table:table-cell table:formula="of:=[.D79]/[.B79]" office:value-type="float" office:value="0.453333333333333">
            <text:p>0,45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[.C80]/[.B80]" office:value-type="float" office:value="0.43421052631579">
            <text:p>0,43</text:p>
          </table:table-cell>
          <table:table-cell table:formula="of:=[.D80]/[.B80]" office:value-type="float" office:value="0.447368421052632">
            <text:p>0,45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[.C81]/[.B81]" office:value-type="float" office:value="0.428571428571429">
            <text:p>0,43</text:p>
          </table:table-cell>
          <table:table-cell table:formula="of:=[.D81]/[.B81]" office:value-type="float" office:value="0.454545454545455">
            <text:p>0,45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[.C82]/[.B82]" office:value-type="float" office:value="0.423076923076923">
            <text:p>0,42</text:p>
          </table:table-cell>
          <table:table-cell table:formula="of:=[.D82]/[.B82]" office:value-type="float" office:value="0.448717948717949">
            <text:p>0,45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formula="of:=[.C83]/[.B83]" office:value-type="float" office:value="0.430379746835443">
            <text:p>0,43</text:p>
          </table:table-cell>
          <table:table-cell table:formula="of:=[.D83]/[.B83]" office:value-type="float" office:value="0.455696202531646">
            <text:p>0,46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formula="of:=[.C84]/[.B84]" office:value-type="float" office:value="0.425">
            <text:p>0,43</text:p>
          </table:table-cell>
          <table:table-cell table:formula="of:=[.D84]/[.B84]" office:value-type="float" office:value="0.45">
            <text:p>0,45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formula="of:=[.C85]/[.B85]" office:value-type="float" office:value="0.432098765432099">
            <text:p>0,43</text:p>
          </table:table-cell>
          <table:table-cell table:formula="of:=[.D85]/[.B85]" office:value-type="float" office:value="0.45679012345679">
            <text:p>0,46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formula="of:=[.C86]/[.B86]" office:value-type="float" office:value="0.426829268292683">
            <text:p>0,43</text:p>
          </table:table-cell>
          <table:table-cell table:formula="of:=[.D86]/[.B86]" office:value-type="float" office:value="0.451219512195122">
            <text:p>0,45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[.C87]/[.B87]" office:value-type="float" office:value="0.433734939759036">
            <text:p>0,43</text:p>
          </table:table-cell>
          <table:table-cell table:formula="of:=[.D87]/[.B87]" office:value-type="float" office:value="0.44578313253012">
            <text:p>0,45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formula="of:=[.C88]/[.B88]" office:value-type="float" office:value="0.428571428571429">
            <text:p>0,43</text:p>
          </table:table-cell>
          <table:table-cell table:formula="of:=[.D88]/[.B88]" office:value-type="float" office:value="0.452380952380952">
            <text:p>0,45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formula="of:=[.C89]/[.B89]" office:value-type="float" office:value="0.423529411764706">
            <text:p>0,42</text:p>
          </table:table-cell>
          <table:table-cell table:formula="of:=[.D89]/[.B89]" office:value-type="float" office:value="0.447058823529412">
            <text:p>0,45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formula="of:=[.C90]/[.B90]" office:value-type="float" office:value="0.430232558139535">
            <text:p>0,43</text:p>
          </table:table-cell>
          <table:table-cell table:formula="of:=[.D90]/[.B90]" office:value-type="float" office:value="0.453488372093023">
            <text:p>0,45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formula="of:=[.C91]/[.B91]" office:value-type="float" office:value="0.425287356321839">
            <text:p>0,43</text:p>
          </table:table-cell>
          <table:table-cell table:formula="of:=[.D91]/[.B91]" office:value-type="float" office:value="0.448275862068966">
            <text:p>0,45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formula="of:=[.C92]/[.B92]" office:value-type="float" office:value="0.431818181818182">
            <text:p>0,43</text:p>
          </table:table-cell>
          <table:table-cell table:formula="of:=[.D92]/[.B92]" office:value-type="float" office:value="0.454545454545455">
            <text:p>0,45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formula="of:=[.C93]/[.B93]" office:value-type="float" office:value="0.426966292134831">
            <text:p>0,43</text:p>
          </table:table-cell>
          <table:table-cell table:formula="of:=[.D93]/[.B93]" office:value-type="float" office:value="0.449438202247191">
            <text:p>0,45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formula="of:=[.C94]/[.B94]" office:value-type="float" office:value="0.433333333333333">
            <text:p>0,43</text:p>
          </table:table-cell>
          <table:table-cell table:formula="of:=[.D94]/[.B94]" office:value-type="float" office:value="0.455555555555556">
            <text:p>0,46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formula="of:=[.C95]/[.B95]" office:value-type="float" office:value="0.428571428571429">
            <text:p>0,43</text:p>
          </table:table-cell>
          <table:table-cell table:formula="of:=[.D95]/[.B95]" office:value-type="float" office:value="0.450549450549451">
            <text:p>0,45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formula="of:=[.C96]/[.B96]" office:value-type="float" office:value="0.423913043478261">
            <text:p>0,42</text:p>
          </table:table-cell>
          <table:table-cell table:formula="of:=[.D96]/[.B96]" office:value-type="float" office:value="0.445652173913043">
            <text:p>0,45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formula="of:=[.C97]/[.B97]" office:value-type="float" office:value="0.43010752688172">
            <text:p>0,43</text:p>
          </table:table-cell>
          <table:table-cell table:formula="of:=[.D97]/[.B97]" office:value-type="float" office:value="0.451612903225806">
            <text:p>0,45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formula="of:=[.C98]/[.B98]" office:value-type="float" office:value="0.425531914893617">
            <text:p>0,43</text:p>
          </table:table-cell>
          <table:table-cell table:formula="of:=[.D98]/[.B98]" office:value-type="float" office:value="0.446808510638298">
            <text:p>0,45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formula="of:=[.C99]/[.B99]" office:value-type="float" office:value="0.431578947368421">
            <text:p>0,43</text:p>
          </table:table-cell>
          <table:table-cell table:formula="of:=[.D99]/[.B99]" office:value-type="float" office:value="0.452631578947368">
            <text:p>0,45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formula="of:=[.C100]/[.B100]" office:value-type="float" office:value="0.427083333333333">
            <text:p>0,43</text:p>
          </table:table-cell>
          <table:table-cell table:formula="of:=[.D100]/[.B100]" office:value-type="float" office:value="0.447916666666667">
            <text:p>0,45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formula="of:=[.C101]/[.B101]" office:value-type="float" office:value="0.432989690721649">
            <text:p>0,43</text:p>
          </table:table-cell>
          <table:table-cell table:formula="of:=[.D101]/[.B101]" office:value-type="float" office:value="0.45360824742268">
            <text:p>0,45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formula="of:=[.C102]/[.B102]" office:value-type="float" office:value="0.428571428571429">
            <text:p>0,43</text:p>
          </table:table-cell>
          <table:table-cell table:formula="of:=[.D102]/[.B102]" office:value-type="float" office:value="0.448979591836735">
            <text:p>0,45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formula="of:=[.C103]/[.B103]" office:value-type="float" office:value="0.424242424242424">
            <text:p>0,42</text:p>
          </table:table-cell>
          <table:table-cell table:formula="of:=[.D103]/[.B103]" office:value-type="float" office:value="0.454545454545455">
            <text:p>0,45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formula="of:=[.C104]/[.B104]" office:value-type="float" office:value="0.43">
            <text:p>0,43</text:p>
          </table:table-cell>
          <table:table-cell table:formula="of:=[.D104]/[.B104]" office:value-type="float" office:value="0.45">
            <text:p>0,45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43479616196425">
            <text:p>0,43</text:p>
          </table:table-cell>
          <table:table-cell table:style-name="ce4" table:formula="of:=SUM([.F5:.F104])/100" office:value-type="float" office:value="0.455454838819867">
            <text:p>0,46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15:1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M56S</meta:editing-duration>
    <meta:editing-cycles>58</meta:editing-cycles>
    <meta:generator>OpenOffice.org/3.4.1$Win32 OpenOffice.org_project/341m1$Build-9593</meta:generator>
    <dc:date>2013-05-01T15:19:06.20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